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aecf00"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NSHOUM</text:p>
      <text:p text:style-name="P1"/>
      <text:p text:style-name="P2">Outcome of Document</text:p>
      <text:p text:style-name="P2"/>
      <text:p text:style-name="P3">The purpose of this document is to provide help on topics that CIA assesses to be valid things to discuss. <text:s/>Main room will bring up the subject, Rooms 1-4, myself and The Pestilence will address the topics.</text:p>
      <text:p text:style-name="P3"/>
      <text:p text:style-name="P2">Roll Call:</text:p>
      <text:p text:style-name="P2"/>
      <text:p text:style-name="P7">Main Room: We're good to go, over.</text:p>
      <text:p text:style-name="P3"/>
      <text:p text:style-name="P8">Room 1: We offer one thing clear, we know our role, Hoo rah!</text:p>
      <text:p text:style-name="P3"><text:s/></text:p>
      <text:p text:style-name="P9">Matt: Right, if everyone could address the end of their statement with “end” that would be helpful.</text:p>
      <text:p text:style-name="P3"/>
      <text:p text:style-name="P10">Room 2: We say AROOGAH!</text:p>
      <text:p text:style-name="P3"/>
      <text:p text:style-name="P11">Room 3: Nobody messes with us, not nohow.</text:p>
      <text:p text:style-name="P3"/>
      <text:p text:style-name="P12">Room 4: We allege promotion with the gift of intelligence, that is all.</text:p>
      <text:p text:style-name="P3"/>
      <text:p text:style-name="P13">The Pestilence: I come to know these folk, know I bother them well, exceedingly at that. <text:s/>And I promote miscrience of their own, if they could help it.</text:p>
      <text:p text:style-name="P3"/>
      <text:p text:style-name="P14">Angels: We honor Matt and engage in war talk here for this manoeuvre. <text:s/>Attention!</text:p>
      <text:p text:style-name="P3"/>
      <text:p text:style-name="P3">And we're grateful to receive you all. <text:s/>No lecture before continuing.</text:p>
      <text:p text:style-name="P3"/>
      <text:p text:style-name="P2">Entry #1</text:p>
      <text:p text:style-name="P2"/>
      <text:p text:style-name="P7">Main Room: Main Room states targets in main listing B were alleged to conspire against the state. <text:s/>Notify of involvement properly, in 10 minutes.</text:p>
      <text:p text:style-name="P3"/>
      <text:p text:style-name="P8">Room 1: Room 1 states that involvement came to be a reality when they entered Paris gate, La Beaufonte. <text:s/>That provides incentive for the rest to follow with their actions, just by entry.</text:p>
      <text:p text:style-name="P3"><text:s/></text:p>
      <text:p text:style-name="P9">Matt: <text:span text:style-name="T1">I state that allegations can be made, but this group does not condone it in watching this. <text:s/>Know they act to interdict on this intelligence gathering, and fathom it to be of themselves in the meantime.</text:span></text:p>
      <text:p text:style-name="P3"/>
      <text:p text:style-name="P10">Room 2: Room 2 wishes to know how exactly actor Matt came to know what we were about to discuss.</text:p>
      <text:p text:style-name="P3"><text:soft-page-break/></text:p>
      <text:p text:style-name="P11">Room 3: We were about to report the same, but Matt addressed it. <text:s/>How convenient they act in this way!</text:p>
      <text:p text:style-name="P3"/>
      <text:p text:style-name="P12">Room 4: We assert dominance was present in the 70's when they tried their exposition, but it failed then, and might now.</text:p>
      <text:p text:style-name="P3"/>
      <text:p text:style-name="P13">The Pestilence: I would say that is excellent of them, as myself being a pestilent sort, but know it well I come to serve my allegiance and declare war over this subgroup. <text:s/>They will know PAIN by our lecture!</text:p>
      <text:p text:style-name="P3"/>
      <text:p text:style-name="P14">Angels: We offer nothing, but say this is foul repose, ahem!</text:p>
      <text:p text:style-name="P3"/>
      <text:p text:style-name="P3">I know it because of a way mysterious, and that way does not prevail me to reveal that secret. <text:s/>Those in watch assume what it is rightly, knowing the bolding. <text:s/>We move on.</text:p>
      <text:p text:style-name="P3"/>
      <text:p text:style-name="P2">Entry #2</text:p>
      <text:p text:style-name="P2"/>
      <text:p text:style-name="P7">Main Room: We assert dominance over it, get a factor in on personnel moving in Paris today. <text:s/>Give it 5 minutes.</text:p>
      <text:p text:style-name="P3"/>
      <text:p text:style-name="P8">Room 1: We have one of them moving up Rue de Place in a place nearby a cafe, knowing they're certainly gonna act today.</text:p>
      <text:p text:style-name="P3"><text:s/></text:p>
      <text:p text:style-name="P9">Matt: Know any pursuit you make is an ambush waiting to happen, wait until you have them in your sights and know people release these folk from prison for a variety of reasons, none of which legal but still happening. <text:s/>So know they're slippery, over.</text:p>
      <text:p text:style-name="P3"/>
      <text:p text:style-name="P10">Room 2: We address the following, this locale at the cafe is mysterious at best, know it's history extends to deep places, including the interest of the sovereign there in France.</text:p>
      <text:p text:style-name="P3"/>
      <text:p text:style-name="P11">Room 3: We assert the same as Matt, they know this too well and could pose a threat to our forces if we pursue wrongly on the presence of them there alone.</text:p>
      <text:p text:style-name="P3"/>
      <text:p text:style-name="P12">Room 4: We assert that rightful dominance be pursued there, but know it to be too soon. <text:s/>In the end, it will do good to hear their lecture, but we cannot confer that we do this anymore, do excuse us from further considerations.</text:p>
      <text:p text:style-name="P3"/>
      <text:p text:style-name="P13">The Pestilence: We waited for that. <text:s/>I excuse them not, Geraldine! <text:s/>For I excuse nobody who perjures another in the way that you do! <text:s/>Behold, I am upon the Earth this day in another place, that you will see of me, and I call your name with my breath, Geraldine. <text:s/>Know it well indeed.</text:p>
      <text:p text:style-name="P3"/>
      <text:p text:style-name="P14">Angels: We have rebuke, we will defend Geraldine with our interests, that she see a better way about herself! <text:s/>Know us by our wings!</text:p>
      <text:p text:style-name="P3"/>
      <text:p text:style-name="P3">Thank you Angels, the fragrance of the visage of your wings goes far today. <text:s/>Know some imagine it for the best of themselves and you, hopefully a beautiful relationship emerges from that! <text:s/>But we continue here.</text:p>
      <text:p text:style-name="P3"/>
      <text:p text:style-name="P2">Entry #3</text:p>
      <text:p text:style-name="P2"><text:soft-page-break/></text:p>
      <text:p text:style-name="P7">Main Room: Any word on Theosophy coming into play here? <text:s/>Give it a factor, leave in about 10 minutes following this.</text:p>
      <text:p text:style-name="P3"/>
      <text:p text:style-name="P8">Room 1: Room 1 sees them acting in their own way, nothing completely of interest but aligned for certain.</text:p>
      <text:p text:style-name="P3"><text:s/></text:p>
      <text:p text:style-name="P9">Matt: I advise I am a factor now, receive my messenger service well and consider their threat there over.</text:p>
      <text:p text:style-name="P3"/>
      <text:p text:style-name="P10">Room 2: We saw you, how did you do that?</text:p>
      <text:p text:style-name="P3"/>
      <text:p text:style-name="P11">Room 3: We have word something happened, but we don't see it.</text:p>
      <text:p text:style-name="P3"/>
      <text:p text:style-name="P12">Room 4: no comment</text:p>
      <text:p text:style-name="P3"/>
      <text:p text:style-name="P13">The Pestilence: We prefer this treatment Matt has provided, he provides the dark path to them in the place, knowing certainly what that is. <text:s/>Know since my arrival I have watched him and must say he is the most darkly eminent person in existence, that I can see at least, if there are some hiding somewhere like this do tell me, I am eager to know it.</text:p>
      <text:p text:style-name="P3"/>
      <text:p text:style-name="P14">Angels: We say honorably that Theosophy will get involved with it's limited channels if so desired.</text:p>
      <text:p text:style-name="P3"/>
      <text:p text:style-name="P3">Excellent. <text:s/>Let's continue.</text:p>
      <text:p text:style-name="P3"/>
      <text:p text:style-name="P2">Entry #4</text:p>
      <text:p text:style-name="P2"/>
      <text:p text:style-name="P7">Main Room: We have word Matt is proposing some form of truce here, know it more please in 10 minutes.</text:p>
      <text:p text:style-name="P3"/>
      <text:p text:style-name="P8">Room 1: Room 1 sees Matt talking about something to do with dark eminence, they're all enjoying themselves there plainly, that we are alleging at this time.</text:p>
      <text:p text:style-name="P3"><text:s/></text:p>
      <text:p text:style-name="P9">Matt: I will stay until the others get there, know I intend them not to proceed but they will never know it in time.</text:p>
      <text:p text:style-name="P3"/>
      <text:p text:style-name="P10">Room 2: We assert Matt is doing it with this one, know communication just came up about this subject with a follower, knowing the location and the people present identified Matt as suddenly appearing, over.</text:p>
      <text:p text:style-name="P3"/>
      <text:p text:style-name="P11">Room 3:We assert nothing, but do note that communication just came into our office as well.</text:p>
      <text:p text:style-name="P3"/>
      <text:p text:style-name="P12">Room 4: no comment</text:p>
      <text:p text:style-name="P3"/>
      <text:p text:style-name="P13">The Pestilence: Oh I quite enjoy this, know there is a dark lesson to take from all this, I intend to be a dark traitor to you all, plain and simple!</text:p>
      <text:p text:style-name="P3"/>
      <text:p text:style-name="P14">Angels: We fathom that rightful nobility exists in the perseverance towards good goals, and exerting honor where it should stand, unlike this Pestilence! <text:s/>Augh!</text:p>
      <text:p text:style-name="P3"><text:soft-page-break/></text:p>
      <text:p text:style-name="P3">We proceed to the next chapter of unfolding, I would give it time for something to come to light however. <text:s/>That being said, I open up the floor to some wisdom, in bold italic underlined.</text:p>
      <text:p text:style-name="P3"/>
      <text:p text:style-name="P4">Know that we come with exceptional warning. <text:s/>The metaverse will solve the problem this illustrates, and we defy it. <text:s/>Make it known that Metaverse is doing something with the people in a known way, psychologically warfare can be a great defeat to people so we advise the rightful that they should allege that, this event continues there in release, which is happening too soon.</text:p>
      <text:p text:style-name="P4"/>
      <text:p text:style-name="P5">And we pause further for Main Room. <text:s/>Let us continue.</text:p>
      <text:p text:style-name="P5"/>
      <text:p text:style-name="P6">Entry #5</text:p>
      <text:p text:style-name="P6"/>
      <text:p text:style-name="P7">Main Room: We allege bombings were to take place in Saudi Arabia but did not and that is causing Iranian interests located in Subsection B of annex <text:s/>A. <text:s/>That is imposing instability in the region, do identify in 10 minutes, extracting as much as possible please.</text:p>
      <text:p text:style-name="P3"/>
      <text:p text:style-name="P8">Room 1: We have intel suggesting Iranian interests are moving through Iraq at this time, and are pursuing Turkish monument known as Sharia La Mosique, in their language. <text:s/>That would not be the spelling, however, but that is how it sounds.</text:p>
      <text:p text:style-name="P3"><text:s/></text:p>
      <text:p text:style-name="P9">Matt: My apologies, transcription in this way can be like that. <text:s/>Furthermore, I petition that China hold sway to rule over this newfound aggression, as they bastardize faith to get this done and will see the Dark Orient rule over it in their proximity.</text:p>
      <text:p text:style-name="P3"/>
      <text:p text:style-name="P10">Room 2: Fair enough, but assert this rightly, they are moving in with full force and will reach Turkey within the day. <text:s/>Know it well and plain this Dark Orient better move soon.</text:p>
      <text:p text:style-name="P3"/>
      <text:p text:style-name="P11">Room 3: We assert nothing yet, but know the logic compels us to believe Matt's form of argument would be sound, if they could achieve that like that benefitting us all in some way would prove that involvement useful further.</text:p>
      <text:p text:style-name="P3"/>
      <text:p text:style-name="P12">Room 4: no comment</text:p>
      <text:p text:style-name="P3"/>
      <text:p text:style-name="P13">The Pestilence: We argue the Dark Orient is in proximity to Earth, so why not dominate over ALL of it that way, Matt? <text:s/>Wouldn't that be glorious?</text:p>
      <text:p text:style-name="P3"/>
      <text:p text:style-name="P14">Angels: We prefer not to say much but know this lecherous one condemns the right in some way, do know it Matt and be on guard, hoo rah!</text:p>
      <text:p text:style-name="P3"/>
      <text:p text:style-name="P5">Indeed I will. <text:s/>Next chapter.</text:p>
      <text:p text:style-name="P5"/>
      <text:p text:style-name="P6">Entry #6</text:p>
      <text:p text:style-name="P6"/>
      <text:p text:style-name="P7">Main Room: We assert nothing of involvement with the so called Dark Orient, but would prefer they stop the battle if they could. <text:s/>Know it right to do, what is everyones identification on targets here? <text:s/>Give it 5 minutes.</text:p>
      <text:p text:style-name="P3"/>
      <text:p text:style-name="P8">Room 1: We have tanks and antipersonnel carriers inbound through Hormuz, that is certain.</text:p>
      <text:p text:style-name="P3"><text:soft-page-break/><text:s/></text:p>
      <text:p text:style-name="P9">Matt: The Dark Orient moves in. <text:s/>I prepare a plan with them when this is over, if a screenwatch is preferred by Main Room with some of these rooms.</text:p>
      <text:p text:style-name="P3"/>
      <text:p text:style-name="P10">Room 2: Room 2 would love a watch of the war plan in formation, know it to be exact and specific, we will watch there if we can Main Room.</text:p>
      <text:p text:style-name="P3"/>
      <text:p text:style-name="P11">Room 3: We're awful interested in all this, would love to see more war plans done in Matt's way, we've seen the others and do assert the people will be righted that darkness have it's way in some regard.</text:p>
      <text:p text:style-name="P3"/>
      <text:p text:style-name="P12">Room 4: no comment</text:p>
      <text:p text:style-name="P3"/>
      <text:p text:style-name="P13">The Pestilence: We prefer this arrogance be consoled, so we tell you strategic bombers are in place and waiting deployment, know it well they intend to use them soon. <text:s/>The Dark Orient had better be quick to exercise it's authority.</text:p>
      <text:p text:style-name="P3"/>
      <text:p text:style-name="P14">Angels: We offer lecture that Matt is right to involve darkness in this way with the Dark Orient, as they like to call themselves. <text:s/>Know it plain a justice will be done, despite the appearance.</text:p>
      <text:p text:style-name="P3"/>
      <text:p text:style-name="P5">And so we have it there. <text:s/>Let main room do it's thing in the next entry.</text:p>
      <text:p text:style-name="P5"/>
      <text:p text:style-name="P6">Entry #7</text:p>
      <text:p text:style-name="P6"/>
      <text:p text:style-name="P7">Main Room: We allege that proper investigation of affairs is in order, proceed Matt.</text:p>
      <text:p text:style-name="P3"/>
      <text:p text:style-name="P8">Room 1:</text:p>
      <text:p text:style-name="P3"><text:s/></text:p>
      <text:p text:style-name="P9">Matt: <text:s/>I guess that concludes here, Main Room will give you logic if you are preferred.</text:p>
      <text:p text:style-name="P3"/>
      <text:p text:style-name="P10">Room 2:</text:p>
      <text:p text:style-name="P3"/>
      <text:p text:style-name="P11">Room 3:</text:p>
      <text:p text:style-name="P3"/>
      <text:p text:style-name="P12">Room 4:</text:p>
      <text:p text:style-name="P3"/>
      <text:p text:style-name="P13">The Pestilence:</text:p>
      <text:p text:style-name="P3"/>
      <text:p text:style-name="P14">Angels:</text:p>
      <text:p text:style-name="P3"/>
      <text:p text:style-name="P5">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5T14:39:11.68</meta:creation-date>
    <meta:document-statistic meta:table-count="0" meta:image-count="0" meta:object-count="0" meta:page-count="5" meta:paragraph-count="93" meta:word-count="1739" meta:character-count="9447"/>
    <dc:date>2022-09-15T16:04:38.33</dc:date>
    <meta:editing-duration>PT10M23S</meta:editing-duration>
    <meta:editing-cycles>1</meta:editing-cycles>
    <meta:generator>OpenOffice/4.1.8$Win32 OpenOffice.org_project/418m3$Build-9803</meta:generator>
  </office:meta>
</office:document-meta>
</file>